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Heading_20_1" style:master-page-name="Standard">
      <style:paragraph-properties fo:line-height="150%"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style="italic" style:font-style-asian="italic"/>
    </style:style>
    <style:style style:name="T4" style:family="text">
      <style:text-properties fo:font-weight="bold" style:font-weight-asian="bold"/>
    </style:style>
    <style:style style:name="T5" style:family="text">
      <style:text-properties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Задание программисту <text:span text:style-name="T1">Python</text:span></text:h>
      <text:p text:style-name="P1">Разработать приложение <text:span text:style-name="T1">Django</text:span> реализующее <text:span text:style-name="T1">REST</text:span> <text:span text:style-name="T1">API</text:span> следующего вида:</text:p>
      <text:p text:style-name="P1"><text:span text:style-name="T2">GET</text:span><text:span text:style-name="T4"> /</text:span><text:span text:style-name="T2">api</text:span><text:span text:style-name="T4">/</text:span><text:span text:style-name="T2">user</text:span> – возвращает имя, фамилию, пол и возраст текущего пользователя в формате <text:span text:style-name="T1">JSON</text:span> <text:span text:style-name="T5">{“</text:span><text:span text:style-name="T3">first</text:span><text:span text:style-name="T5">_</text:span><text:span text:style-name="T3">name</text:span><text:span text:style-name="T5">”:”</text:span><text:span text:style-name="T3">Sandra</text:span><text:span text:style-name="T5">”,”</text:span><text:span text:style-name="T3">last</text:span><text:span text:style-name="T5">_</text:span><text:span text:style-name="T3">name</text:span><text:span text:style-name="T5">”:”</text:span><text:span text:style-name="T3">Bullock</text:span><text:span text:style-name="T5">”,”</text:span><text:span text:style-name="T3">gender</text:span><text:span text:style-name="T5">”:”</text:span><text:span text:style-name="T3">female</text:span><text:span text:style-name="T5">”,”</text:span><text:span text:style-name="T3">age</text:span><text:span text:style-name="T5">”:48}</text:span></text:p>
      <text:p text:style-name="P1"><text:span text:style-name="T2">PATCH</text:span><text:span text:style-name="T4"> /</text:span><text:span text:style-name="T2">api</text:span><text:span text:style-name="T4">/</text:span><text:span text:style-name="T2">user</text:span> – обновляет информацию о текущем пользователе. Тело<text:span text:style-name="T1"> </text:span>запроса<text:span text:style-name="T1"> </text:span>в<text:span text:style-name="T1"> </text:span>формате<text:span text:style-name="T1"> JSON </text:span><text:span text:style-name="T3">{“first_name”:”Sandra”,”last_name”:”Bullock”,”gender”:”female”,”age”:49}</text:span><text:span text:style-name="T1">. <text:s/></text:span>В случае успешного обновления возвращается 202 код статуса.</text:p>
      <text:p text:style-name="P1"><text:span text:style-name="T2">GET</text:span><text:span text:style-name="T4"> /</text:span><text:span text:style-name="T2">api</text:span><text:span text:style-name="T4">/</text:span><text:span text:style-name="T2">users</text:span><text:span text:style-name="T4">?</text:span><text:span text:style-name="T2">age</text:span><text:span text:style-name="T4">={</text:span><text:span text:style-name="T2">integer</text:span><text:span text:style-name="T4">}</text:span> – возвращает список идентификаторов пользователей в формате <text:span text:style-name="T1">JSON</text:span> <text:span text:style-name="T5">[123,521,415,875]</text:span>. Параметр <text:span text:style-name="T1">age</text:span> (опциональный) позволяет выбрать пользователей имеющих определенный возраст.</text:p>
      <text:p text:style-name="P1"><text:span text:style-name="T2">GET</text:span><text:span text:style-name="T4"> /</text:span><text:span text:style-name="T2">api</text:span><text:span text:style-name="T4">/</text:span><text:span text:style-name="T2">users</text:span><text:span text:style-name="T4">/{</text:span><text:span text:style-name="T2">user</text:span><text:span text:style-name="T4">-</text:span><text:span text:style-name="T2">id</text:span><text:span text:style-name="T4">}</text:span> – возвращает информацию о пользователе заданном идентификатором <text:span text:style-name="T1">user</text:span>-<text:span text:style-name="T1">id</text:span> в формате <text:span text:style-name="T1">JSON</text:span> <text:span text:style-name="T5">{“</text:span><text:span text:style-name="T3">first</text:span><text:span text:style-name="T5">_</text:span><text:span text:style-name="T3">name</text:span><text:span text:style-name="T5">”:”</text:span><text:span text:style-name="T3">Sandra</text:span><text:span text:style-name="T5">”,”</text:span><text:span text:style-name="T3">last</text:span><text:span text:style-name="T5">_</text:span><text:span text:style-name="T3">name</text:span><text:span text:style-name="T5">”:”</text:span><text:span text:style-name="T3">Bullock</text:span><text:span text:style-name="T5">”,”</text:span><text:span text:style-name="T3">gender</text:span><text:span text:style-name="T5">”:”</text:span><text:span text:style-name="T3">female</text:span><text:span text:style-name="T5">”,”</text:span><text:span text:style-name="T3">age</text:span><text:span text:style-name="T5">”:49}.</text:span></text:p>
      <text:p text:style-name="P1">Аутентификация в приложении через соц.сети ВКонтакте, <text:span text:style-name="T1">Facebook</text:span>, авторизация <text:span text:style-name="T1">API</text:span> по протоколу <text:span text:style-name="T1">OAuth</text:span> 2.0. При первой аутентификации из соц. сети подгружаются имя, фамилия, пол и возраст. Данные значения используются значениями по умол<text:bookmark text:name="_GoBack"/>чанию для полей локальной БД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Babintsev</meta:initial-creator>
    <dc:creator>Ivan Babintsev</dc:creator>
    <meta:editing-cycles>1</meta:editing-cycles>
    <meta:creation-date>2014-03-25T12:09:00</meta:creation-date>
    <dc:date>2014-03-25T12:51:00</dc:date>
    <meta:editing-duration>PT42S</meta:editing-duration>
    <meta:generator>OpenOffice/4.0.0$Win32 OpenOffice.org_project/400m3$Build-9702</meta:generator>
    <meta:document-statistic meta:table-count="0" meta:image-count="0" meta:object-count="0" meta:page-count="1" meta:paragraph-count="7" meta:word-count="117" meta:character-count="1131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